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E5FACF35F30D7FF3A9.png" manifest:media-type="image/png"/>
  <manifest:file-entry manifest:full-path="Pictures/10000000000001E2000002E2BD4A1ED61312F5EC.png" manifest:media-type="image/png"/>
  <manifest:file-entry manifest:full-path="Pictures/1000020100000402000000A29091871E23CEC400.png" manifest:media-type="image/png"/>
  <manifest:file-entry manifest:full-path="Pictures/2000000E0000634100004A4C8B8C0B6EC20B2683.svm" manifest:media-type=""/>
  <manifest:file-entry manifest:full-path="Pictures/10000000000001DE000002E1805CD2AFF4C639AC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华文黑体" svg:font-family="华文黑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77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Focus-title">
      <style:graphic-properties fo:min-height="3.837cm"/>
    </style:style>
    <style:style style:name="pr2" style:family="presentation" style:parent-style-name="Focus-subtitle">
      <style:graphic-properties draw:fill-color="#ffffff" fo:min-height="6.865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6.615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默认-notes">
      <style:graphic-properties draw:fill-color="#ffffff" draw:auto-grow-height="true" fo:min-height="13.364cm"/>
    </style:style>
    <style:style style:name="pr8" style:family="presentation" style:parent-style-name="默认-notes">
      <style:graphic-properties draw:fill-color="#ffffff" fo:min-height="13.364cm"/>
    </style:style>
    <style:style style:name="pr9" style:family="presentation" style:parent-style-name="Inspiration-outline1">
      <style:graphic-properties fo:min-height="11.929cm"/>
    </style:style>
    <style:style style:name="pr10" style:family="presentation" style:parent-style-name="Pencil-title">
      <style:graphic-properties draw:auto-grow-height="true" fo:min-height="3.506cm"/>
    </style:style>
    <style:style style:name="pr11" style:family="presentation" style:parent-style-name="Pencil-notes">
      <style:graphic-properties draw:fill-color="#ffffff" draw:auto-grow-height="true" fo:min-height="13.364cm"/>
    </style:style>
    <style:style style:name="pr12" style:family="presentation" style:parent-style-name="Inspiration-title">
      <style:graphic-properties fo:min-height="2cm"/>
    </style:style>
    <style:style style:name="pr13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2pt" style:font-size-asian="42pt" style:font-size-complex="42pt"/>
    </style:style>
    <style:style style:name="P4" style:family="paragraph">
      <loext:graphic-properties draw:fill="none" draw:fill-color="#ffffff"/>
      <style:text-properties fo:font-size="42pt" style:font-size-asian="42pt" style:font-size-complex="4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800000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23.6cm" svg:height="3.837cm" svg:x="1.8cm" svg:y="4.8cm" presentation:class="title" presentation:user-transformed="true">
          <draw:text-box>
            <text:p>Demo：WeatherApp</text:p>
          </draw:text-box>
        </draw:frame>
        <draw:frame presentation:style-name="pr2" draw:text-style-name="P1" draw:layer="layout" svg:width="7.116cm" svg:height="6.865cm" svg:x="17.8cm" svg:y="7.935cm" presentation:class="subtitle" presentation:user-transformed="true">
          <draw:text-box>
            <text:p>组员：梁之栋</text:p>
            <text:p><text:s text:c="10"/>吴苏杰</text:p>
            <text:p><text:s text:c="7"/>张锐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pp简介</text:p>
          </draw:text-box>
        </draw:frame>
        <draw:frame presentation:style-name="pr5" draw:layer="layout" svg:width="10.4cm" svg:height="9.579cm" svg:x="1.6cm" svg:y="6.621cm" presentation:class="outline" presentation:user-transformed="true">
          <draw:text-box>
            <text:list text:style-name="L3">
              <text:list-item>
                <text:p>这是一个简易的天气查询app，使用qml完成图形界面，c++调用和风API接口，实时获取天气数据。</text:p>
              </text:list-item>
            </text:list>
          </draw:text-box>
        </draw:frame>
        <draw:frame draw:style-name="gr2" draw:text-style-name="P2" draw:layer="layout" svg:width="14.15cm" svg:height="17.122cm" svg:x="12.85cm" svg:y="2.878cm">
          <draw:image xlink:href="Pictures/10000000000001E2000002E2BD4A1ED61312F5E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draw:style-name="gr2" draw:text-style-name="P2" draw:layer="layout" svg:width="12.697cm" svg:height="19.602cm" svg:x="14.703cm" svg:y="0.598cm">
          <draw:image xlink:href="Pictures/10000000000001E0000002E5FACF35F30D7FF3A9.png" xlink:type="simple" xlink:show="embed" xlink:actuate="onLoad">
            <text:p/>
          </draw:image>
        </draw:frame>
        <draw:frame draw:style-name="gr3" draw:text-style-name="P4" draw:layer="layout" svg:width="9.4cm" svg:height="8.269cm" svg:x="2.6cm" svg:y="3.4cm">
          <draw:text-box>
            <text:p text:style-name="P3"><text:span text:style-name="T1">该天气</text:span><text:span text:style-name="T1">app</text:span><text:span text:style-name="T1">根据不同的天气状况，显示不同的背景图片及图标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draw:style-name="gr2" draw:text-style-name="P2" draw:layer="layout" svg:width="7.888cm" svg:height="12.179cm" svg:x="0.4cm" svg:y="8.821cm" presentation:class="graphic" presentation:user-transformed="true">
          <draw:image xlink:href="Pictures/10000000000001E0000002E5FACF35F30D7FF3A9.png" xlink:type="simple" xlink:show="embed" xlink:actuate="onLoad">
            <text:p/>
          </draw:image>
        </draw:frame>
        <draw:frame draw:style-name="gr2" draw:text-style-name="P2" draw:layer="layout" svg:width="12.644cm" svg:height="19.496cm" svg:x="14.4cm" svg:y="0.2cm">
          <draw:image xlink:href="Pictures/10000000000001DE000002E1805CD2AFF4C639AC.png" xlink:type="simple" xlink:show="embed" xlink:actuate="onLoad">
            <text:p/>
          </draw:image>
        </draw:frame>
        <draw:frame draw:style-name="gr4" draw:text-style-name="P6" draw:layer="layout" svg:width="12.2cm" svg:height="4.227cm" svg:x="1cm" svg:y="2.2cm">
          <draw:text-box>
            <text:p text:style-name="P5"><text:span text:style-name="T2">通过界面下方的</text:span><text:span text:style-name="T2">+</text:span><text:span text:style-name="T2">好按钮，可以添加城市。</text:span></text:p>
            <text:p text:style-name="P5"><text:span text:style-name="T2">此处运用数据库对城市数据进行储存。</text:span></text:p>
          </draw:text-box>
        </draw:frame>
        <draw:path draw:style-name="gr5" draw:text-style-name="P7" draw:layer="layout" svg:width="1.677cm" svg:height="1.191cm" draw:transform="rotate (2.82062660414804) translate (1.68716995789466cm 21.0569523727337cm)" svg:viewBox="0 0 1678 1192" svg:d="M292 162c443 72 1029-163 1311 314 319 539-460 755-887 711-457-48-983-526-561-938l374-249 399 75">
          <text:p/>
        </draw:path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优点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简介精美的界面</text:p>
              </text:list-item>
              <text:list-item>
                <text:p>拥有天气app基础功能，获取信息能力较快</text:p>
              </text:list-item>
              <text:list-item>
                <text:p>综合使用了qml，c++，javascript，数据库等工具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encil" presentation:presentation-page-layout-name="AL2T1">
        <draw:frame presentation:style-name="pr10" draw:layer="layout" svg:width="21.943cm" svg:height="3.506cm" svg:x="1.4cm" svg:y="5.964cm" presentation:class="titl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2" draw:text-style-name="P8" draw:layer="layout" svg:width="20cm" svg:height="2cm" svg:x="1.4cm" svg:y="1.6cm" presentation:class="title">
          <draw:text-box>
            <text:p text:style-name="P8"><text:span text:style-name="T3">遗憾！</text:span>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未能实现添加/删除多个城市后，不同城市页面间的动态滑动。</text:p>
              </text:list-item>
              <text:list-item>
                <text:p>右下方的工具栏功能未实现（因为第一个问题没有解决TAT）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华文黑体" svg:font-family="华文黑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8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9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4" draw:text-style-name="MP5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3.586cm" svg:height="11.136cm" svg:x="3.705cm" svg:y="2.256cm" presentation:class="page"/>
        <draw:frame presentation:style-name="默认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5" draw:text-style-name="MP8" draw:layer="backgroundobjects" svg:width="25.213cm" svg:height="3.98cm" svg:x="1.356cm" svg:y="6.23cm">
        <draw:image xlink:href="Pictures/1000020100000402000000A29091871E23CEC400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5:14:58.700228981</meta:creation-date>
    <meta:editing-duration>PT8M40S</meta:editing-duration>
    <meta:editing-cycles>2</meta:editing-cycles>
    <meta:generator>LibreOffice/5.3.3.2$Linux_X86_64 LibreOffice_project/3d9a8b4b4e538a85e0782bd6c2d430bafe583448</meta:generator>
    <dc:date>2017-06-30T15:35:03.674229959</dc:dat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Violet" draw:color="#9999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Violet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Violet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Violet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Violet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Violet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Violet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Violet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Violet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Violet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Violet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